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fo:margin-bottom="0in" style:line-height-at-least="0in"/>
    </style:style>
    <style:style style:name="P2" style:parent-style-name="Textbody" style:family="paragraph">
      <style:paragraph-properties fo:text-align="justify" fo:margin-bottom="0in" style:line-height-at-least="0in"/>
    </style:style>
    <style:style style:name="P3" style:parent-style-name="Textbody" style:family="paragraph">
      <style:paragraph-properties fo:text-align="justify" fo:margin-bottom="0in" style:line-height-at-least="0in"/>
    </style:style>
    <style:style style:name="P4" style:parent-style-name="Textbody" style:family="paragraph">
      <style:paragraph-properties fo:text-align="justify" fo:margin-bottom="0in" style:line-height-at-least="0in"/>
    </style:style>
    <style:style style:name="P5" style:parent-style-name="Textbody" style:family="paragraph">
      <style:paragraph-properties fo:margin-bottom="0in" style:line-height-at-least="0in"/>
    </style:style>
    <style:style style:name="T6" style:parent-style-name="Lienhypertexte" style:family="text">
      <style:text-properties style:use-window-font-color="true" style:text-underline-type="none"/>
    </style:style>
    <style:style style:name="P7" style:parent-style-name="Textbody" style:family="paragraph">
      <style:paragraph-properties fo:margin-bottom="0in" style:line-height-at-least="0in"/>
    </style:style>
    <style:style style:name="P8" style:parent-style-name="Textbody" style:family="paragraph">
      <style:paragraph-properties fo:margin-bottom="0in" fo:margin-left="3.3472in">
        <style:tab-stops>
          <style:tab-stop style:type="left" style:position="0in"/>
        </style:tab-stops>
      </style:paragraph-properties>
    </style:style>
    <style:style style:name="P9" style:parent-style-name="Textbody" style:family="paragraph">
      <style:paragraph-properties fo:margin-bottom="0in" fo:margin-left="3.3472in">
        <style:tab-stops>
          <style:tab-stop style:type="left" style:position="0in"/>
        </style:tab-stops>
      </style:paragraph-properties>
    </style:style>
    <style:style style:name="P10" style:parent-style-name="Textbody" style:family="paragraph">
      <style:paragraph-properties fo:margin-bottom="0in" fo:margin-left="3.3472in">
        <style:tab-stops>
          <style:tab-stop style:type="left" style:position="0in"/>
        </style:tab-stops>
      </style:paragraph-properties>
    </style:style>
    <style:style style:name="P11" style:parent-style-name="Textbody" style:family="paragraph">
      <style:paragraph-properties fo:margin-bottom="0in" fo:margin-left="3.3472in">
        <style:tab-stops>
          <style:tab-stop style:type="left" style:position="0in"/>
        </style:tab-stops>
      </style:paragraph-properties>
    </style:style>
    <style:style style:name="P12" style:parent-style-name="Textbody" style:family="paragraph">
      <style:paragraph-properties fo:margin-bottom="0in"/>
    </style:style>
    <style:style style:name="P13" style:parent-style-name="Textbody" style:family="paragraph">
      <style:paragraph-properties fo:margin-bottom="0in" fo:margin-left="2.8548in" fo:text-indent="0.4923in">
        <style:tab-stops/>
      </style:paragraph-properties>
    </style:style>
    <style:style style:name="P14" style:parent-style-name="Textbody" style:family="paragraph">
      <style:paragraph-properties fo:margin-bottom="0in"/>
    </style:style>
    <style:style style:name="P15" style:parent-style-name="Textbody" style:family="paragraph">
      <style:paragraph-properties fo:margin-bottom="0in"/>
    </style:style>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fo:margin-left="0.0993in" fo:text-indent="3.3472in">
        <style:tab-stops>
          <style:tab-stop style:type="left" style:position="3.2479in"/>
        </style:tab-stops>
      </style:paragraph-properties>
    </style:style>
    <style:style style:name="P27" style:parent-style-name="Textbody" style:family="paragraph">
      <style:paragraph-properties fo:text-align="justify" fo:margin-left="0.0993in" fo:text-indent="3.3472in">
        <style:tab-stops>
          <style:tab-stop style:type="left" style:position="3.2479in"/>
        </style:tab-stops>
      </style:paragraph-properties>
    </style:style>
    <style:style style:name="T28" style:parent-style-name="StrongEmphasis" style:family="text">
      <style:text-properties fo:font-weight="normal" style:font-weight-asian="normal" style:font-weight-complex="normal"/>
    </style:style>
  </office:automatic-styles>
  <office:body>
    <office:text text:use-soft-page-breaks="true">
      <text:p text:style-name="P1">Maya COTTAZ</text:p>
      <text:p text:style-name="P2">199 Chemin du temple</text:p>
      <text:p text:style-name="P3">30360 CRUVIERS - LASCOURS</text:p>
      <text:p text:style-name="P4">06 89 60 99 57</text:p>
      <text:p text:style-name="P5"><text:a xlink:href="mailto:mayacottaz@gmail.com" office:target-frame-name="_top" xlink:show="replace"><text:span text:style-name="T6">mayacottaz@gmail.com</text:span></text:a></text:p>
      <text:p text:style-name="P7"/>
      <text:p text:style-name="P8">À l’attention du Service des Ressources Humaines <text:s/></text:p>
      <text:p text:style-name="P9">LVMH Moët Hennessy Louis Vuitton <text:s/></text:p>
      <text:p text:style-name="P10">22, avenue Montaigne <text:s/></text:p>
      <text:p text:style-name="P11">75008 PARIS</text:p>
      <text:p text:style-name="P12"/>
      <text:p text:style-name="P13">Fait à Montpellier, le 6 octobre 2025</text:p>
      <text:p text:style-name="P14"/>
      <text:p text:style-name="P15">Objet : Candidature spontanée pour un stage de 2 mois –<text:s/>Étudiante en BUT Techniques de Commercialisation</text:p>
      <text:p text:style-name="P16"/>
      <text:p text:style-name="P17"/>
      <text:p text:style-name="P18">Madame, Monsieur,</text:p>
      <text:p text:style-name="P19">Actuellement en deuxième année de BUT Techniques de Commercialisation à l’IUT Montpellier-Sète, parcours Business International, je suis à la recherche d’un stage d’une durée de deux mois, à effectuer à partir du 7 avril jusqu’au 29 mai 2026 dans le cadre de ma formation.<text:s/></text:p>
      <text:p text:style-name="P20">Intéressée par la mode et particulièrement dans le domaine du luxe, intégrer le groupe LVMH serait passionnant et très enrichissant pour moi. Je souhaiterais vivement effectuer mon stage dans l’une de vos branches afin de mettre en pratique mes compétences acquises ces deux dernières années et découvrir le fonctionnement de ce groupe d’excellence.</text:p>
      <text:p text:style-name="P21">Au cours de ma formation, j’ai acquis des connaissances en marketing, négociation et communication, que j’ai pu appliquer à de nombreuses reprises lors de travaux en groupe ou lors d’examens. Mon parcours orienté vers l’international me permet d’approfondir mes compétences dans le commerce, en appréhendant les marchés internationaux pour faire des activités d’import/export.</text:p>
      <text:soft-page-break/>
      <text:p text:style-name="P22">Je travaille également dans le monde professionnel depuis mes 16 ans lors de vacances scolaires, ce qui me permet d’appréhender plus facilement les codes d’une entreprise et de mettre en applications des directives.</text:p>
      <text:p text:style-name="P23">Consciencieuse, enthousiaste et entreprenante, je suis déterminée à m’impliquer pleinement dans les missions qui me seront confiées. Dans le cadre de ma formation, j’aimerais découvrir et participer aux actions marketing et de communications principalement. Je suis également très intéressée par la démarche RSE des entreprises, qui représente l’une des pistes de professionnalisation que j’envisage.</text:p>
      <text:p text:style-name="P24">Effectuer ce stage dans ce groupe prestigieux serait une formidable opportunité à vivre mais aussi très intéressante pour la construction de mon projet professionnel. Je serais ravie de pouvoir échanger avec vous lors d’un entretien pour vous exposer plus en détail mes motivations.</text:p>
      <text:p text:style-name="P25">Je vous remercie par avance de l’attention portée à ma candidature et vous prie d’agréer, Madame, Monsieur, l’expression de mes salutations distinguées.</text:p>
      <text:p text:style-name="P26"/>
      <text:p text:style-name="P27"><text:span text:style-name="T28">Maya COTTA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nni COTTAZ</meta:initial-creator>
    <dc:creator>Fanni COTTAZ</dc:creator>
    <meta:creation-date>2025-10-06T12:19:00Z</meta:creation-date>
    <dc:date>2025-10-06T12:19:00Z</dc:date>
    <meta:template xlink:href="Normal" xlink:type="simple"/>
    <meta:editing-cycles>2</meta:editing-cycles>
    <meta:editing-duration>PT60S</meta:editing-duration>
    <meta:document-statistic meta:page-count="2" meta:paragraph-count="4" meta:word-count="383" meta:character-count="2491" meta:row-count="17" meta:non-whitespace-character-count="2112"/>
  </office:meta>
</office:document-meta>
</file>